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49.5pt"/>
    </style:style>
    <style:style style:name="P2" style:family="paragraph" style:parent-style-name="Standard">
      <style:text-properties style:font-name="sans-serif" fo:font-size="16.5pt"/>
    </style:style>
    <style:style style:name="P3" style:family="paragraph" style:parent-style-name="Standard">
      <style:text-properties style:font-name="sans-serif" fo:font-size="16.5pt" officeooo:rsid="000c93d6" officeooo:paragraph-rsid="000c93d6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outerContainer">
        <text:section text:style-name="Sect1" text:name="sidebarContainer">
          <text:p text:style-name="Standard"/>
          <text:section text:style-name="Sect1" text:name="toolbarSidebar">
            <text:p text:style-name="Standard"/>
          </text:section>
        </text:section>
      </text:section>
      <text:section text:style-name="Sect1" text:name="Section1">
        <text:p text:style-name="Standard"><text:bookmark text:name="sidebarContainer"/></text:p>
        <text:section text:style-name="Sect1" text:name="sidebarContent">
          <text:p text:style-name="Standard"/>
          <text:section text:style-name="Sect1" text:name="thumbnailView">
            <text:p text:style-name="Standard"/>
          </text:section>
        </text:section>
      </text:section>
      <text:section text:style-name="Sect1" text:name="mainContainer">
        <text:p text:style-name="Standard"/>
        <text:section text:style-name="Sect1" text:name="toolbarContainer">
          <text:p text:style-name="Standard"/>
          <text:section text:style-name="Sect1" text:name="toolbarViewer">
            <text:p text:style-name="Standard"/>
            <text:section text:style-name="Sect1" text:name="toolbarViewerLeft">
              <text:p text:style-name="Standard"/>
            </text:section>
          </text:section>
        </text:section>
      </text:section>
      <text:section text:style-name="Sect1" text:name="toolbarViewerRight">
        <text:p text:style-name="Standard"/>
      </text:section>
      <text:section text:style-name="Sect1" text:name="toolbarViewerMiddle">
        <text:p text:style-name="Standard"/>
      </text:section>
      <text:section text:style-name="Sect1" text:name="Section2">
        <text:p text:style-name="Standard"><text:bookmark text:name="toolbarContainer"/></text:p>
      </text:section>
      <text:section text:style-name="Sect1" text:name="viewerContainer">
        <text:p text:style-name="Standard"/>
        <text:section text:style-name="Sect1" text:name="viewer">
          <text:p text:style-name="Standard"/>
        </text:section>
      </text:section>
      <text:p text:style-name="P1">Random Checkpoint</text:p>
      <text:p text:style-name="P2">On paper, write code that does the following: </text:p>
      <text:p text:style-name="P2">1. Get a random whole number that is less than 1,000.</text:p>
      <text:p text:style-name="P3">Random rand = new Random;</text:p>
      <text:p text:style-name="P3">int num1 = rand.nextInt(1000);</text:p>
      <text:p text:style-name="P2">2. Get another random whole number that is less than 900.</text:p>
      <text:p text:style-name="P3">int num2 = rand.nextInt(900);</text:p>
      <text:p text:style-name="P2">3. Print:</text:p>
      <text:p text:style-name="P2">a) What happens when you add the numbers , e.g. </text:p>
      <text:p text:style-name="P2">99 </text:p>
      <text:p text:style-name="P2">+ </text:p>
      <text:p text:style-name="P2">64 </text:p>
      <text:p text:style-name="P2">= </text:p>
      <text:p text:style-name="P2">163 </text:p>
      <text:p text:style-name="P3">system.printLn(num1+num2);</text:p>
      <text:p text:style-name="P2">b) What happens when you subtract the numbers , e.g. </text:p>
      <text:p text:style-name="P2">99 </text:p>
      <text:p text:style-name="P2">­ </text:p>
      <text:p text:style-name="P2">64 </text:p>
      <text:p text:style-name="P2"><text:soft-page-break/></text:p>
      <text:p text:style-name="P2">= </text:p>
      <text:p text:style-name="P2">35 </text:p>
      <text:p text:style-name="P3">system.printLn(num1-num2);</text:p>
      <text:section text:style-name="Sect1" text:name="Section3">
        <text:p text:style-name="Standard"><text:bookmark text:name="outerContainer"/></text:p>
        <text:section text:style-name="Sect1" text:name="Section4">
          <text:p text:style-name="Standard"><text:bookmark text:name="mainContainer"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8:05:16.992159913</meta:creation-date>
    <dc:date>2018-09-19T18:12:11.895297864</dc:date>
    <meta:editing-duration>PT6M5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79" meta:character-count="446" meta:non-whitespace-character-count="376"/>
  </office:meta>
</office:document-meta>
</file>